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3.022cm"/>
    </style:style>
    <style:style style:name="co12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61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11"/>
    <style:style style:name="ce7" style:family="table-cell" style:parent-style-name="Default" style:data-style-name="N11"/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 Set 1" table:style-name="ta1">
        <table:shapes>
          <draw:frame draw:z-index="0" draw:style-name="gr1" draw:text-style-name="P1" svg:width="15.999cm" svg:height="8.999cm" svg:x="0.1cm" svg:y="3.508cm">
            <draw:object draw:notify-on-update-of-ranges="'Data Set 1'.A1:'Data Set 1'.A1 'Data Set 1'.A2:'Data Set 1'.A7 'Data Set 1'.B1:'Data Set 1'.B1 'Data Set 1'.B2:'Data Set 1'.B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Position (m)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Expected g(m/s^s):</text:p>
          </table:table-cell>
          <table:table-cell table:style-name="Default" office:value-type="float" office:value="-9.81" calcext:value-type="float">
            <text:p>-9.81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296" calcext:value-type="float">
            <text:p>-0.296</text:p>
          </table:table-cell>
          <table:table-cell table:style-name="ce5" office:value-type="string" calcext:value-type="string">
            <text:p>½ * g (m/s^2) :</text:p>
          </table:table-cell>
          <table:table-cell office:value-type="float" office:value="-4.85" calcext:value-type="float">
            <text:p>-4.85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1.026" calcext:value-type="float">
            <text:p>-1.026</text:p>
          </table:table-cell>
          <table:table-cell office:value-type="string" calcext:value-type="string">
            <text:p>g (m/s^2) :</text:p>
          </table:table-cell>
          <table:table-cell table:formula="of:=[.D3] * 2" office:value-type="float" office:value="-9.7" calcext:value-type="float">
            <text:p>-9.700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2.144" calcext:value-type="float">
            <text:p>-2.144</text:p>
          </table:table-cell>
          <table:table-cell office:value-type="string" calcext:value-type="string">
            <text:p>% difference : </text:p>
          </table:table-cell>
          <table:table-cell table:style-name="ce7" table:formula="of:=ABS(([.D4]-[.D2])/[.D2])" office:value-type="percentage" office:value="0.0112130479102957" calcext:value-type="percentage">
            <text:p>1.12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65" calcext:value-type="float">
            <text:p>-3.65</text:p>
          </table:table-cell>
          <table:table-cell office:value-type="string" calcext:value-type="string">
            <text:p>initial velocity (m/s):</text:p>
          </table:table-cell>
          <table:table-cell office:value-type="float" office:value="1.2" calcext:value-type="float">
            <text:p>1.200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5.544" calcext:value-type="float">
            <text:p>-5.544</text:p>
          </table:table-cell>
          <table:table-cell office:value-type="string" calcext:value-type="string">
            <text:p>Initial direction</text:p>
          </table:table-cell>
          <table:table-cell table:style-name="ce8" office:value-type="string" calcext:value-type="string">
            <text:p>Travelling up</text:p>
          </table:table-cell>
          <table:table-cell/>
        </table:table-row>
      </table:table>
      <table:table table:name="Data Set 2" table:style-name="ta1">
        <table:shapes>
          <draw:frame draw:z-index="0" draw:style-name="gr1" draw:text-style-name="P1" svg:width="15.999cm" svg:height="8.999cm" svg:x="0.1cm" svg:y="3.508cm">
            <draw:object draw:notify-on-update-of-ranges="'Data Set 2'.A1:'Data Set 2'.A1 'Data Set 2'.A2:'Data Set 2'.A7 'Data Set 2'.B1:'Data Set 2'.B1 'Data Set 2'.B2:'Data Set 2'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Position (m)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38955" calcext:value-type="float">
            <text:p>-0.38955</text:p>
          </table:table-cell>
          <table:table-cell office:value-type="string" calcext:value-type="string">
            <text:p>Expected g(m/s^s):</text:p>
          </table:table-cell>
          <table:table-cell office:value-type="float" office:value="-9.81" calcext:value-type="float">
            <text:p>-9.81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8782" calcext:value-type="float">
            <text:p>-0.8782</text:p>
          </table:table-cell>
          <table:table-cell table:style-name="ce5" office:value-type="string" calcext:value-type="string">
            <text:p>½ * g (m/s^2) :</text:p>
          </table:table-cell>
          <table:table-cell office:value-type="float" office:value="-4.955" calcext:value-type="float">
            <text:p>-4.955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1.46595" calcext:value-type="float">
            <text:p>-1.46595</text:p>
          </table:table-cell>
          <table:table-cell office:value-type="string" calcext:value-type="string">
            <text:p>g (m/s^2) :</text:p>
          </table:table-cell>
          <table:table-cell table:style-name="ce6" table:formula="of:=[.D3] * 2" office:value-type="float" office:value="-9.91" calcext:value-type="float">
            <text:p>-9.91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2.1528" calcext:value-type="float">
            <text:p>-2.1528</text:p>
          </table:table-cell>
          <table:table-cell office:value-type="string" calcext:value-type="string">
            <text:p>% difference : </text:p>
          </table:table-cell>
          <table:table-cell table:style-name="ce7" table:formula="of:=ABS(([.D4]-[.D2])/[.D2])" office:value-type="percentage" office:value="0.0101936799184505" calcext:value-type="percentage">
            <text:p>1.02%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2.93875" calcext:value-type="float">
            <text:p>-2.93875</text:p>
          </table:table-cell>
          <table:table-cell office:value-type="string" calcext:value-type="string">
            <text:p>Initial velocity (m/s):</text:p>
          </table:table-cell>
          <table:table-cell table:style-name="ce6" office:value-type="float" office:value="-3.4" calcext:value-type="float">
            <text:p>-3.40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3.8238" calcext:value-type="float">
            <text:p>-3.8238</text:p>
          </table:table-cell>
          <table:table-cell office:value-type="string" calcext:value-type="string">
            <text:p>Initial direction</text:p>
          </table:table-cell>
          <table:table-cell table:style-name="ce8" office:value-type="string" calcext:value-type="string">
            <text:p>Travelling down</text:p>
          </table:table-cell>
          <table:table-cell/>
        </table:table-row>
      </table:table>
      <table:table table:name="Data Set 3" table:style-name="ta1">
        <table:shapes>
          <draw:frame draw:z-index="0" draw:style-name="gr1" draw:text-style-name="P1" svg:width="15.995cm" svg:height="8.995cm" svg:x="0.138cm" svg:y="3.736cm">
            <draw:object draw:notify-on-update-of-ranges="'Data Set 3'.A1:'Data Set 3'.A1 'Data Set 3'.A2:'Data Set 3'.A7 'Data Set 3'.B1:'Data Set 3'.B1 'Data Set 3'.B2:'Data Set 3'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6"/>
        <table:table-column table:style-name="co14" table:default-cell-style-name="Default"/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Position (m)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2875" calcext:value-type="float">
            <text:p>1.52875</text:p>
          </table:table-cell>
          <table:table-cell office:value-type="string" calcext:value-type="string">
            <text:p>Expected g(m/s^s):</text:p>
          </table:table-cell>
          <table:table-cell table:style-name="Default" office:value-type="float" office:value="-9.81" calcext:value-type="float">
            <text:p>-9.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5" calcext:value-type="float">
            <text:p>0.615</text:p>
          </table:table-cell>
          <table:table-cell table:style-name="ce5" office:value-type="string" calcext:value-type="string">
            <text:p>½ * g (m/s^2) :</text:p>
          </table:table-cell>
          <table:table-cell office:value-type="float" office:value="-4.885" calcext:value-type="float">
            <text:p>-4.88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2.74125" calcext:value-type="float">
            <text:p>-2.74125</text:p>
          </table:table-cell>
          <table:table-cell office:value-type="string" calcext:value-type="string">
            <text:p>g (m/s^2) :</text:p>
          </table:table-cell>
          <table:table-cell table:formula="of:=[.D3] * 2" office:value-type="float" office:value="-9.77" calcext:value-type="float">
            <text:p>-9.77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.54" calcext:value-type="float">
            <text:p>-8.54</text:p>
          </table:table-cell>
          <table:table-cell office:value-type="string" calcext:value-type="string">
            <text:p>% difference : </text:p>
          </table:table-cell>
          <table:table-cell table:style-name="ce7" table:formula="of:=ABS(([.D4]-[.D2])/[.D2])" office:value-type="percentage" office:value="0.00407747196738032" calcext:value-type="percentage">
            <text:p>0.41%</text:p>
          </table:table-cell>
          <table:table-cell/>
        </table:table-row>
        <table:table-row table:style-name="ro1">
          <table:table-cell table:style-name="ce9" office:value-type="float" office:value="2.5" calcext:value-type="float">
            <text:p>2.5</text:p>
          </table:table-cell>
          <table:table-cell table:style-name="ce9" office:value-type="float" office:value="-16.78125" calcext:value-type="float">
            <text:p>-16.78125</text:p>
          </table:table-cell>
          <table:table-cell office:value-type="string" calcext:value-type="string">
            <text:p>initial velocity (m/s):</text:p>
          </table:table-cell>
          <table:table-cell office:value-type="float" office:value="5.5" calcext:value-type="float">
            <text:p>5.50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-27.465" calcext:value-type="float">
            <text:p>-27.465</text:p>
          </table:table-cell>
          <table:table-cell office:value-type="string" calcext:value-type="string">
            <text:p>Initial direction</text:p>
          </table:table-cell>
          <table:table-cell table:style-name="ce8" office:value-type="string" calcext:value-type="string">
            <text:p>Travelling u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08:09:46.047256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4T07:57:37.663591656</meta:creation-date>
    <meta:generator>LibreOffice/6.4.4.2$Linux_X86_64 LibreOffice_project/40$Build-2</meta:generator>
    <dc:date>2020-06-26T08:23:37.411438939</dc:date>
    <meta:editing-duration>P2DT4M10S</meta:editing-duration>
    <meta:editing-cycles>21</meta:editing-cycles>
    <meta:document-statistic meta:table-count="3" meta:cell-count="7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729fcf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polynomial"/>
      <style:graphic-properties svg:stroke-color="#004586"/>
    </style:style>
    <style:style style:name="ch12" style:family="chart" style:data-style-name="N113">
      <style:chart-properties loext:regression-x-name="t" loext:regression-y-name="y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8.996cm" xlink:href=".." xlink:type="simple" chart:class="chart:scatter" chart:style-name="ch1">
        <chart:title svg:x="7.108cm" svg:y="0.315cm" chart:style-name="ch2">
          <text:p>Free fall</text:p>
        </chart:title>
        <chart:plot-area chart:style-name="ch3" table:cell-range-address="'Data Set 3'.A1:'Data Set 3'.B7" chart:data-source-has-labels="row" svg:x="1.33cm" svg:y="1.273cm" svg:width="14.347cm" svg:height="6.563cm">
          <chartooo:coordinate-region svg:x="2.057cm" svg:y="1.472cm" svg:width="13.38cm" svg:height="6.165cm"/>
          <chart:axis chart:dimension="x" chart:name="primary-x" chart:style-name="ch4">
            <chart:title svg:x="7.864cm" svg:y="8.015cm" chart:style-name="ch5">
              <text:p>Time (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881cm" chart:style-name="ch9">
              <text:p>Displacement (m)</text:p>
            </chart:title>
            <chart:grid chart:style-name="ch6" chart:class="major"/>
          </chart:axis>
          <chart:series chart:style-name="ch10" chart:values-cell-range-address="'Data Set 3'.B2:'Data Set 3'.B7" chart:label-cell-address="'Data Set 3'.B1:'Data Set 3'.B1" chart:class="chart:scatter">
            <chart:domain table:cell-range-address="'Data Set 3'.A2:'Data Set 3'.A7"/>
            <chart:regression-curve chart:style-name="ch11">
              <chart:equation chart:display-equation="true" chart:display-r-square="true" svg:x="2.085cm" svg:y="6.126cm" chart:style-name="ch12"/>
            </chart:regression-curve>
            <chart:data-point chart:repeated="3"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sition (m)</text:p>
                <draw:g>
                  <svg:desc>'Data Set 3'.B1:'Data Set 3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Data Set 3'.A2:'Data Set 3'.A7</svg:desc>
                </draw:g>
              </table:table-cell>
              <table:table-cell office:value-type="float" office:value="1.52875">
                <text:p>1.52875</text:p>
                <draw:g>
                  <svg:desc>'Data Set 3'.B2:'Data Set 3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-2.74125">
                <text:p>-2.74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8.54">
                <text:p>-8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-16.78125">
                <text:p>-16.7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27.465">
                <text:p>-27.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chart-properties loext:regression-x-name="t" loext:regression-y-name="y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1cm" svg:y="0.316cm" chart:style-name="ch2">
          <text:p>Free fall</text:p>
        </chart:title>
        <chart:plot-area chart:style-name="ch3" table:cell-range-address="'Data Set 2'.A1:'Data Set 2'.B7" chart:data-source-has-labels="row" svg:x="1.331cm" svg:y="1.275cm" svg:width="14.349cm" svg:height="6.564cm">
          <chartooo:coordinate-region svg:x="2.164cm" svg:y="1.923cm" svg:width="13.277cm" svg:height="5.717cm"/>
          <chart:axis chart:dimension="x" chart:name="primary-x" chart:style-name="ch4">
            <chart:title svg:x="7.866cm" svg:y="8.019cm" chart:style-name="ch5">
              <text:p>Time (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884cm" chart:style-name="ch9">
              <text:p>Displacement (m)</text:p>
            </chart:title>
            <chart:grid chart:style-name="ch6" chart:class="major"/>
          </chart:axis>
          <chart:series chart:style-name="ch10" chart:values-cell-range-address="'Data Set 2'.B2:'Data Set 2'.B7" chart:label-cell-address="'Data Set 2'.B1:'Data Set 2'.B1" chart:class="chart:scatter">
            <chart:domain table:cell-range-address="'Data Set 2'.A2:'Data Set 2'.A7"/>
            <chart:regression-curve chart:style-name="ch11">
              <chart:equation chart:display-equation="true" chart:display-r-square="true" svg:x="2.493cm" svg:y="5.549cm" chart:style-name="ch12"/>
            </chart:regression-curve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sition (m)</text:p>
                <draw:g>
                  <svg:desc>'Data Set 2'.B1:'Data Set 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Data Set 2'.A2:'Data Set 2'.A7</svg:desc>
                </draw:g>
              </table:table-cell>
              <table:table-cell office:value-type="float" office:value="-0.38955">
                <text:p>-0.38955</text:p>
                <draw:g>
                  <svg:desc>'Data Set 2'.B2:'Data Set 2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0.8782">
                <text:p>-0.8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1.46595">
                <text:p>-1.46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2.1528">
                <text:p>-2.1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2.93875">
                <text:p>-2.93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3.8238">
                <text:p>-3.82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polynomial"/>
      <style:graphic-properties svg:stroke-color="#004586"/>
    </style:style>
    <style:style style:name="ch11" style:family="chart" style:data-style-name="N111">
      <style:chart-properties loext:regression-x-name="t" loext:regression-y-name="y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1cm" svg:y="0.316cm" chart:style-name="ch2">
          <text:p>Free fall</text:p>
        </chart:title>
        <chart:plot-area chart:style-name="ch3" table:cell-range-address="'Data Set 1'.A1:'Data Set 1'.B7" chart:data-source-has-labels="row" svg:x="1.331cm" svg:y="1.275cm" svg:width="14.349cm" svg:height="6.564cm">
          <chartooo:coordinate-region svg:x="1.873cm" svg:y="1.474cm" svg:width="13.567cm" svg:height="6.166cm"/>
          <chart:axis chart:dimension="x" chart:name="primary-x" chart:style-name="ch4">
            <chart:title svg:x="7.866cm" svg:y="8.019cm" chart:style-name="ch5">
              <text:p>Time (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5.884cm" chart:style-name="ch8">
              <text:p>Displacement (m)</text:p>
            </chart:title>
            <chart:grid chart:style-name="ch6" chart:class="major"/>
          </chart:axis>
          <chart:series chart:style-name="ch9" chart:values-cell-range-address="'Data Set 1'.B2:'Data Set 1'.B7" chart:label-cell-address="'Data Set 1'.B1:'Data Set 1'.B1" chart:class="chart:scatter">
            <chart:domain table:cell-range-address="'Data Set 1'.A2:'Data Set 1'.A7"/>
            <chart:regression-curve chart:style-name="ch10">
              <chart:equation chart:display-equation="true" chart:display-r-square="true" svg:x="2.066cm" svg:y="5.884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sition (m)</text:p>
                <draw:g>
                  <svg:desc>'Data Set 1'.B1:'Data Set 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'Data Set 1'.A2:'Data Set 1'.A7</svg:desc>
                </draw:g>
              </table:table-cell>
              <table:table-cell office:value-type="float" office:value="0.046">
                <text:p>0.046</text:p>
                <draw:g>
                  <svg:desc>'Data Set 1'.B2:'Data Set 1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-0.296">
                <text:p>-0.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-1.026">
                <text:p>-1.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-2.144">
                <text:p>-2.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-5.544">
                <text:p>-5.5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